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3" style:family="paragraph" style:parent-style-name="Standard" style:master-page-name="">
      <style:paragraph-properties fo:line-height="150%" style:page-number="auto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line-height="150%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 style:list-style-name="L2">
      <style:paragraph-properties fo:line-height="150%"/>
      <style:text-properties fo:font-size="12pt" style:font-size-asian="12pt" style:font-size-complex="12pt"/>
    </style:style>
    <style:style style:name="P6" style:family="paragraph" style:parent-style-name="Standard" style:list-style-name="L3">
      <style:paragraph-properties fo:line-height="150%"/>
      <style:text-properties fo:font-size="12pt" style:font-size-asian="12pt" style:font-size-complex="12pt"/>
    </style:style>
    <style:style style:name="P7" style:family="paragraph" style:parent-style-name="Standard" style:list-style-name="L2">
      <style:paragraph-properties fo:line-height="150%"/>
    </style:style>
    <style:style style:name="P8" style:family="paragraph" style:parent-style-name="Standard" style:list-style-name="L4">
      <style:paragraph-properties fo:line-height="150%"/>
    </style:style>
    <style:style style:name="T1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 text:start-value="8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 text:start-value="8">
        <style:list-level-properties text:min-label-width="0.635cm"/>
      </text:list-level-style-number>
      <text:list-level-style-number text:level="2" text:style-name="Numbering_20_Symbols" style:num-format="1" text:start-value="2" text:display-levels="2">
        <style:list-level-properties text:space-before="0.111cm" text:min-label-width="0.635cm"/>
      </text:list-level-style-number>
      <text:list-level-style-number text:level="3" style:num-suffix="." style:num-format="1" text:display-levels="3">
        <style:list-level-properties text:space-before="0.222cm" text:min-label-width="0.635cm"/>
      </text:list-level-style-number>
      <text:list-level-style-number text:level="4" style:num-suffix="." style:num-format="1" text:display-levels="4">
        <style:list-level-properties text:space-before="0.333cm" text:min-label-width="0.635cm"/>
      </text:list-level-style-number>
      <text:list-level-style-number text:level="5" style:num-suffix="." style:num-format="1" text:display-levels="5">
        <style:list-level-properties text:space-before="0.445cm" text:min-label-width="0.635cm"/>
      </text:list-level-style-number>
      <text:list-level-style-number text:level="6" style:num-suffix="." style:num-format="1" text:display-levels="6">
        <style:list-level-properties text:space-before="0.556cm" text:min-label-width="0.635cm"/>
      </text:list-level-style-number>
      <text:list-level-style-number text:level="7" style:num-suffix="." style:num-format="1" text:display-levels="7">
        <style:list-level-properties text:space-before="0.667cm" text:min-label-width="0.635cm"/>
      </text:list-level-style-number>
      <text:list-level-style-number text:level="8" style:num-suffix="." style:num-format="1" text:display-levels="8">
        <style:list-level-properties text:space-before="0.778cm" text:min-label-width="0.635cm"/>
      </text:list-level-style-number>
      <text:list-level-style-number text:level="9" style:num-suffix="." style:num-format="1" text:display-levels="9">
        <style:list-level-properties text:space-before="0.889cm" text:min-label-width="0.635cm"/>
      </text:list-level-style-number>
      <text:list-level-style-number text:level="10" style:num-suffix="." style:num-format="1" text:display-levels="10">
        <style:list-level-properties text:space-before="1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( wersja 0.1 )</text:p>
      <text:p text:style-name="P1"/>
      <text:list text:style-name="L1">
        <text:list-item>
          <text:p text:style-name="P4">Bibliografia i podziękowania</text:p>
        </text:list-item>
      </text:list>
      <text:p text:style-name="P2"/>
      <text:p text:style-name="P2">8.1 Bibliografia</text:p>
      <text:list text:style-name="L2">
        <text:list-item>
          <text:p text:style-name="P5">Bruce Eckel „Thinking in C++”</text:p>
        </text:list-item>
        <text:list-item>
          <text:p text:style-name="P5">Jerzy Grebosz „Symfonia C++ Standard”</text:p>
        </text:list-item>
        <text:list-item>
          <text:p text:style-name="P5">Hal Fulton „The Ruby Way” ( w polskim wydaniu:„Ruby: Tao programowania w 400 przykładach” ) </text:p>
        </text:list-item>
        <text:list-item>
          <text:p text:style-name="P5">Wikipedia i źródła pokrewne w wersji angielskiej i polskiej.</text:p>
        </text:list-item>
        <text:list-item>
          <text:p text:style-name="P7"><text:span text:style-name="T1">RFC 3261, czyli specyfikacja standardu SIP: </text:span><text:a xlink:type="simple" xlink:href="http://tools.ietf.org/html/3261"><text:span text:style-name="T1">http://tools.ietf.org/html/3261</text:span></text:a><text:span text:style-name="T1"> </text:span></text:p>
        </text:list-item>
        <text:list-item>
          <text:p text:style-name="P7"><text:span text:style-name="T1">Strona domowa twórcy protokołu SIP: </text:span><text:a xlink:type="simple" xlink:href="http://www.cs.columbia.edu/sip/"><text:span text:style-name="T1">http://www.cs.columbia.edu/sip/</text:span></text:a><text:span text:style-name="T1"> </text:span></text:p>
        </text:list-item>
      </text:list>
      <text:p text:style-name="P2"/>
      <text:p text:style-name="P2"/>
      <text:p text:style-name="P2">8.2 Podziękowania</text:p>
      <text:p text:style-name="P2"/>
      <text:list text:style-name="L3">
        <text:list-item>
          <text:p text:style-name="P6">Doktorowi Waleremu Susłowowi za cierpliwość.</text:p>
        </text:list-item>
      </text:list>
      <text:p text:style-name="P2"/>
      <text:list text:style-name="L4">
        <text:list-header>
          <text:p text:style-name="P8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er" style:next-style-name="Text_20_body" style:class="text" style:default-outline-level="2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05-26T13:39:04</meta:creation-date>
    <dc:date>2008-08-25T20:26:52</dc:date>
    <meta:editing-cycles>17</meta:editing-cycles>
    <meta:editing-duration>PT14H24M30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0" meta:object-count="0" meta:page-count="1" meta:paragraph-count="11" meta:word-count="65" meta:character-count="481"/>
  </office:meta>
</office:document-meta>
</file>